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 style:list-style-name="L2"/>
    <style:style style:name="T1" style:family="text">
      <style:text-properties style:font-name="Courier New"/>
    </style:style>
    <style:style style:name="T2" style:family="text">
      <style:text-properties style:font-name="Courier New" fo:font-size="10.5pt" style:font-size-asian="10.5pt" style:font-size-complex="10.5pt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the Tekbots FPGA board with the Tekbots Universal Programmer using urjtag.</text:p>
      <text:p text:style-name="P5"></text:p>
      <text:p text:style-name="P1">Programming the FPGA directly:</text:p>
      <text:p text:style-name="Standard"></text:p>
      <text:list xml:id="list2012810107" text:style-name="L1">
        <text:list-item>
          <text:p text:style-name="P2">This option will write your program to volatile memory. <text:s/>This means that your program will be erased when the <text:span text:style-name="T7">FPGA</text:span> is powered down. <text:s/>If you want your program to persist after loosing power, use the PROM configuration option. <text:s/>Programming the <text:span text:style-name="T7">FPGA</text:span> directly is significantly faster than programming the PROM.</text:p>
          <text:p text:style-name="P2"></text:p>
        </text:list-item>
        <text:list-item>
          <text:p text:style-name="P2">Generate an svf file for the Spartan XC3S400 using Xilinx Software</text:p>
          <text:p text:style-name="P2"></text:p>
          <text:p text:style-name="P2">Open a terminal and run:</text:p>
          <text:p text:style-name="P2"><text:line-break/><text:span text:style-name="T5">jtag</text:span></text:p>
          <text:p text:style-name="P2"></text:p>
        </text:list-item>
        <text:list-item>
          <text:p text:style-name="P2">You should get a prompt that says "jtag&gt;"<text:line-break/>At the jtag&gt; prompt type:</text:p>
          <text:p text:style-name="P2"><text:line-break/><text:span text:style-name="T5">cable usbasp</text:span></text:p>
          <text:p text:style-name="P2"></text:p>
        </text:list-item>
        <text:list-item>
          <text:p text:style-name="P2">You should get a single line message:</text:p>
          <text:p text:style-name="P2"/>
          <text:p text:style-name="P2"><text:span text:style-name="T5">Initializing TekBots Universal Programmer</text:span></text:p>
          <text:p text:style-name="P2"></text:p>
          <text:p text:style-name="P2">If you get any errors at this point you have a problem with the Universal programmer is installed on or connected to your computer</text:p>
          <text:p text:style-name="P2"></text:p>
        </text:list-item>
        <text:list-item>
          <text:p text:style-name="P2">If you haven't set up your user account with priveliges to access the Universal Programmer usb device, you will get the following error:<text:line-break/></text:p>
          <text:p text:style-name="P3">Error: usbasp_transmit: error sending control message: Operation not permitted</text:p>
          <text:p text:style-name="P3">Error: Cable initialization failed! </text:p>
          <text:p text:style-name="P2"><text:span text:style-name="T5"><text:line-break/></text:span>A quick fix for this is to run urjtag as root (use <text:span text:style-name="T5">sudo jtag)</text:span>. <text:s/>A better solution is to properly set up usb privileges so your account can access the device.</text:p>
          <text:p text:style-name="P2"></text:p>
        </text:list-item>
        <text:list-item>
          <text:p text:style-name="P2">Once the cable configuration finishes, run:</text:p>
          <text:p text:style-name="P2"/>
          <text:p text:style-name="P3">detect</text:p>
          <text:p text:style-name="P2"></text:p>
        </text:list-item>
        <text:list-item>
          <text:p text:style-name="P2">You should see something like:</text:p>
          <text:p text:style-name="P2"/>
          <text:p text:style-name="P3">IR length: 14</text:p>
          <text:p text:style-name="P3">Chain length: 2</text:p>
          <text:p text:style-name="P3">Device Id: 00000001010000011100000010010011 (0x000000000141C093)</text:p>
          <text:p text:style-name="P3"><text:s text:c="2"/>Manufacturer: Xilinx</text:p>
          <text:p text:style-name="P3"><text:s text:c="2"/>Part(0): <text:s text:c="8"/>xc3s400</text:p>
          <text:p text:style-name="P3"><text:s text:c="2"/>Stepping: <text:s text:c="4"/>0</text:p>
          <text:p text:style-name="P3"><text:s text:c="2"/>Filename: <text:s text:c="4"/>/usr/local/share/urjtag/xilinx/xc3s400/xc3s400</text:p>
          <text:p text:style-name="P3">Device Id: 11110101000001000101000010010011 (0x00000000F5045093)</text:p>
          <text:p text:style-name="P3"><text:s text:c="2"/>Manufacturer: Xilinx</text:p>
          <text:p text:style-name="P3"><text:soft-page-break/><text:s text:c="2"/>Part(1): <text:s text:c="8"/>xcf02s</text:p>
          <text:p text:style-name="P3"><text:s text:c="2"/>Stepping: <text:s text:c="4"/>0</text:p>
          <text:p text:style-name="P3"><text:s text:c="2"/>Filename: <text:s text:c="4"/>/usr/local/share/urjtag/xilinx/xcf02s/xcf02s</text:p>
          <text:p text:style-name="P2"></text:p>
        </text:list-item>
        <text:list-item>
          <text:p text:style-name="P2">These two devices are the <text:span text:style-name="T7">FPGA</text:span> and the prom. <text:s/>We want to program the <text:span text:style-name="T7">FPGA</text:span> so run:<text:line-break/></text:p>
          <text:p text:style-name="P2"><text:span text:style-name="T5">part 0</text:span></text:p>
          <text:p text:style-name="P2"></text:p>
          <text:p text:style-name="P2">to select the xc3s400</text:p>
          <text:p text:style-name="P2"></text:p>
        </text:list-item>
        <text:list-item>
          <text:p text:style-name="P2">Now run:</text:p>
          <text:p text:style-name="P2"/>
          <text:p text:style-name="P3">svf &lt;filename.svf&gt;</text:p>
          <text:p text:style-name="P2"></text:p>
          <text:p text:style-name="P2">to program the <text:span text:style-name="T7">FPGA</text:span> with your file.</text:p>
          <text:p text:style-name="P2"></text:p>
        </text:list-item>
        <text:list-item>
          <text:p text:style-name="P2">The svf command will take a few minutes to run. <text:s/>Once the it finishes running, the fpga is programmed.</text:p>
        </text:list-item>
      </text:list>
      <text:p text:style-name="Standard"></text:p>
      <text:p text:style-name="P1">Programming the PROM on the fpga board to configure the FPGA on power up:</text:p>
      <text:p text:style-name="Standard"></text:p>
      <text:p text:style-name="Standard">This option writes your program to a PROM chip on the <text:span text:style-name="T7">FPGA</text:span> board. <text:s/>Every time the board is powered up, the PROM chip will load your program onto the <text:span text:style-name="T7">FPGA</text:span>.</text:p>
      <text:p text:style-name="Standard"></text:p>
      <text:list xml:id="list340536242" text:style-name="L2">
        <text:list-item>
          <text:p text:style-name="P6">Generate a svf for the prom using Xilinx</text:p>
          <text:p text:style-name="P6"></text:p>
        </text:list-item>
        <text:list-item>
          <text:p text:style-name="P6">Follow steps 1-7 above</text:p>
          <text:p text:style-name="P6"></text:p>
        </text:list-item>
        <text:list-item>
          <text:p text:style-name="P6">Now instead of selecting the <text:span text:style-name="T7">FPGA</text:span>, select the prom (xcf02s) by running:</text:p>
          <text:p text:style-name="P6"/>
        </text:list-item>
      </text:list>
      <text:list xml:id="list1502964173" text:continue-list="list2012810107" text:style-name="L1">
        <text:list-header>
          <text:p text:style-name="P3">part 1</text:p>
        </text:list-header>
      </text:list>
      <text:list xml:id="list654367078" text:continue-list="list340536242" text:style-name="L2">
        <text:list-header>
          <text:p text:style-name="P6"></text:p>
        </text:list-header>
        <text:list-item>
          <text:p text:style-name="P6">Run:</text:p>
        </text:list-item>
      </text:list>
      <text:list xml:id="list1175553223" text:continue-list="list1502964173" text:style-name="L1">
        <text:list-header>
          <text:p text:style-name="P2"><text:line-break/><text:span text:style-name="T5">svf &lt;filename.svf&gt;</text:span></text:p>
        </text:list-header>
      </text:list>
      <text:list xml:id="list402214267" text:continue-list="list654367078" text:style-name="L2">
        <text:list-header>
          <text:p text:style-name="P6"></text:p>
        </text:list-header>
        <text:list-item>
          <text:p text:style-name="P6">Insert all of the configuration select jumpers (M0-M2). <text:s/>This tells the PROM to load your program onto the <text:span text:style-name="T7">FPGA</text:span> every time it starts up.</text:p>
          <text:p text:style-name="P6"/>
        </text:list-item>
        <text:list-item>
          <text:p text:style-name="P6">Now, the data on the prom will be written to the <text:span text:style-name="T7">FPGA</text:span> every time the board is powered on or the force configuration button is pres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4:08:29</meta:creation-date>
    <dc:date>2009-09-01T15:00:54</dc:date>
    <meta:editing-duration>PT00H35M55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2" meta:paragraph-count="69" meta:word-count="513" meta:character-count="3174"/>
    <meta:user-defined meta:name="Info 1"/>
    <meta:user-defined meta:name="Info 2"/>
    <meta:user-defined meta:name="Info 3"/>
    <meta:user-defined meta:name="Info 4"/>
  </office:meta>
</office:document-meta>
</file>